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5164" officeooo:paragraph-rsid="000051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WS Access Key ID [None]: AKIAIB5654WDGAOMGSVQ</text:p>
      <text:p text:style-name="P1">AWS Secret Access Key [None]: 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</text:p>
      <text:p text:style-name="P1">Default region name [None]: US West (N. California)</text:p>
      <text:p text:style-name="P1">Default output format [None]: US West (N. Californi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5:11:29.211256750</meta:creation-date>
    <dc:date>2018-10-23T15:11:53.344423129</dc:date>
    <meta:editing-duration>PT25S</meta:editing-duration>
    <meta:editing-cycles>1</meta:editing-cycles>
    <meta:document-statistic meta:table-count="0" meta:image-count="0" meta:object-count="0" meta:page-count="1" meta:paragraph-count="4" meta:word-count="28" meta:character-count="220" meta:non-whitespace-character-count="196"/>
    <meta:generator>LibreOffice/5.1.6.2$Linux_X86_64 LibreOffice_project/10m0$Build-2</meta:generator>
  </office:meta>
</office:document-meta>
</file>